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87f1" officeooo:paragraph-rsid="001587f1"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bold" officeooo:rsid="001587f1" officeooo:paragraph-rsid="001587f1"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62792" officeooo:paragraph-rsid="00162792" style:font-size-asian="15.75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8pt" style:text-underline-style="none" fo:font-weight="normal" officeooo:rsid="001587f1" officeooo:paragraph-rsid="001587f1" style:font-size-asian="18pt" style:font-weight-asian="normal" style:font-size-complex="18pt" style:font-weight-complex="normal"/>
    </style:style>
    <style:style style:name="P6" style:family="paragraph" style:parent-style-name="Standard" style:list-style-name="L1">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officeooo:rsid="001587f1" officeooo:paragraph-rsid="001587f1"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officeooo:paragraph-rsid="001587f1"/>
    </style:style>
    <style:style style:name="T1" style:family="text">
      <style:text-properties style:text-position="super 58%"/>
    </style:style>
    <style:style style:name="T2" style:family="text">
      <style:text-properties style:text-position="super 58%" fo:font-size="14pt" style:text-underline-style="none" fo:font-weight="normal" officeooo:rsid="001587f1" style:font-size-asian="12.25pt" style:font-weight-asian="normal" style:font-size-complex="14pt" style:font-weight-complex="normal"/>
    </style:style>
    <style:style style:name="T3" style:family="text">
      <style:text-properties officeooo:rsid="00162792"/>
    </style:style>
    <style:style style:name="T4" style:family="text">
      <style:text-properties officeooo:rsid="00188044"/>
    </style:style>
    <style:style style:name="T5" style:family="text">
      <style:text-properties officeooo:rsid="0019226c"/>
    </style:style>
    <style:style style:name="T6" style:family="text">
      <style:text-properties fo:font-size="14pt" style:text-underline-style="none" fo:font-weight="normal" officeooo:rsid="001587f1" style:font-size-asian="12.25pt" style:font-weight-asian="normal" style:font-size-complex="14pt" style:font-weight-complex="normal"/>
    </style:style>
    <style:style style:name="T7" style:family="text">
      <style:text-properties fo:font-size="14pt" style:text-underline-style="none" fo:font-weight="normal" officeooo:rsid="00162792" style:font-size-asian="12.25pt" style:font-weight-asian="normal" style:font-size-complex="14pt" style:font-weight-complex="normal"/>
    </style:style>
    <style:style style:name="T8" style:family="text">
      <style:text-properties fo:font-size="14pt" style:text-underline-style="none" fo:font-weight="normal" officeooo:rsid="0019226c" style:font-size-asian="12.25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lencer Task</text:p>
      <text:p text:style-name="P1"/>
      <text:p text:style-name="P3">Challenges Faced:</text:p>
      <text:list xml:id="list2676599719" text:style-name="L1">
        <text:list-item>
          <text:p text:style-name="P5">Which type of Schema <text:span text:style-name="T3">&amp; Database </text:span>to use for storing the data?</text:p>
          <text:list>
            <text:list-item>
              <text:p text:style-name="P7">I was considering MongoDB, AWS DynamoDB, Firebase RealtimeDB. I picked MongoDB as it is cost efficient and works well with the used backend technologies i.e. NodeJS and expressJS</text:p>
            </text:list-item>
            <text:list-item>
              <text:p text:style-name="P10"><text:span text:style-name="T6">I mainly considered 2 choices for </text:span><text:span text:style-name="T7">the schemas</text:span><text:span text:style-name="T6">, 1</text:span><text:span text:style-name="T2">st</text:span><text:span text:style-name="T6"> to store every question-answer pair with its corresponding box as a property, and 2</text:span><text:span text:style-name="T2">nd</text:span><text:span text:style-name="T6"> to make an object having boxes as keys, and storing the corresponding question-answer pairs in the object as s</text:span><text:span text:style-name="T8">eparate</text:span><text:span text:style-name="T6"> arrays.</text:span></text:p>
            </text:list-item>
            <text:list-item>
              <text:p text:style-name="P9">I went with 1<text:span text:style-name="T1">st</text:span> approach as it made the code a lot easier to write and understand, and at the same time did not cause any perfor<text:span text:style-name="T4">m</text:span>ance throttle.</text:p>
            </text:list-item>
            <text:list-item>
              <text:p text:style-name="P9">I discarded the 2<text:span text:style-name="T1">nd</text:span> option mainly due to the complexity of the backend Schemas.</text:p>
            </text:list-item>
            <text:list-item>
              <text:p text:style-name="P9">1<text:span text:style-name="T1">st</text:span> approach also provided me a better way to implement APIs which can work with minimal broadband and can provide offline access to the app with uploading the data once online, though this feature has not been implemented yet but it can be easily and eff<text:span text:style-name="T4">i</text:span>ciently done.</text:p>
            </text:list-item>
            <text:list-item>
              <text:p text:style-name="P9">I’ve also added a userId field with the questions for further support for user authentications, but I’ve not been able to implement it as per the time contraint.</text:p>
            </text:list-item>
          </text:list>
        </text:list-item>
        <text:list-item>
          <text:p text:style-name="P6">Card Animation: efficient and dynamic</text:p>
          <text:list>
            <text:list-item>
              <text:p text:style-name="P7">Since I did not know how many Questions are to be displayed, I had to think how to animate cards which is memory efficient as I cannot render each card at once beyond the screen.</text:p>
            </text:list-item>
            <text:list-item>
              <text:p text:style-name="P7">I choose to work with only 2 Card components and made them animate in a way such that they alternatively come from left of the screen and exit from right, making it seem like a scrolling list of cards.</text:p>
            </text:list-item>
            <text:list-item>
              <text:p text:style-name="P7">Card flip animations were also implemented to show the answer to the user when the card arrives.</text:p>
            </text:list-item>
          </text:list>
        </text:list-item>
      </text:list>
      <text:p text:style-name="P2"/>
      <text:p text:style-name="P4">References and resources</text:p>
      <text:list xml:id="list2082674490" text:style-name="L2">
        <text:list-item>
          <text:p text:style-name="P8">I read the Wikepedia and several articles on Leitner System to understand its principles and to implement it.</text:p>
        </text:list-item>
        <text:list-item>
          <text:p text:style-name="P8">I used the official React-Native typescript template for initialising the frontend part of the application.</text:p>
        </text:list-item>
        <text:list-item>
          <text:p text:style-name="P8">I took help from official documentations of various libraries used (e.g. redux, react-redux, axios, etc) and StackOverflow from time-to-ti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4:53:26.213198178</meta:creation-date>
    <dc:date>2020-07-12T16:11:20.093727864</dc:date>
    <meta:editing-duration>PT3M7S</meta:editing-duration>
    <meta:editing-cycles>3</meta:editing-cycles>
    <meta:generator>LibreOffice/6.3.6.2$Linux_X86_64 LibreOffice_project/30$Build-2</meta:generator>
    <meta:document-statistic meta:table-count="0" meta:image-count="0" meta:object-count="0" meta:page-count="1" meta:paragraph-count="17" meta:word-count="369" meta:character-count="2089" meta:non-whitespace-character-count="1751"/>
  </office:meta>
</office:document-meta>
</file>